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iragino Mincho ProN" svg:font-family="'Hiragino Mincho ProN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3.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2.2cm"/>
    </style:style>
    <style:style style:name="gr3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color="#000000" draw:fill-color="#b2b2b2" draw:textarea-horizontal-align="justify" draw:textarea-vertical-align="middle" draw:auto-grow-height="false" fo:min-height="0.95cm" fo:min-width="11.3cm"/>
    </style:style>
    <style:style style:name="gr5" style:family="graphic" style:parent-style-name="standard">
      <style:graphic-properties svg:stroke-color="#000000" draw:marker-start="Arrow" draw:marker-start-width="0.3cm" draw:textarea-vertical-align="middle"/>
    </style:style>
    <style:style style:name="gr6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2.3cm"/>
    </style:style>
    <style:style style:name="gr8" style:family="graphic" style:parent-style-name="standard">
      <style:graphic-properties svg:stroke-color="#000000" draw:marker-start="" draw:marker-start-width="0.3cm" draw:marker-end="Arrow" draw:marker-end-width="0.3cm" draw:textarea-vertical-align="middle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2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3.0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78cm"/>
    </style:style>
    <style:style style:name="gr12" style:family="graphic" style:parent-style-name="objectwithoutfill">
      <style:graphic-properties svg:stroke-color="#000000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55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783cm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0.348cm" fo:min-width="0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1.65cm" fo:min-width="3.2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017cm" fo:min-width="0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1.65cm" fo:min-width="3.2cm"/>
    </style:style>
    <style:style style:name="gr22" style:family="graphic" style:parent-style-name="objectwithoutfill">
      <style:graphic-properties svg:stroke-color="#000000" draw:marker-end="Triangle_20_unfilled" draw:marker-end-width="0.5cm" draw:fill="none" draw:textarea-vertical-align="middle"/>
    </style:style>
    <style:style style:name="gr23" style:family="graphic" style:parent-style-name="standard">
      <style:graphic-properties draw:stroke="solid" svg:stroke-width="0cm" svg:stroke-color="#000000" draw:marker-start-width="0.199cm" draw:marker-start-center="false" draw:marker-end-width="0.199cm" draw:marker-end-center="false" draw:fill="solid" draw:fill-color="#00ccff" draw:textarea-horizontal-align="justify" draw:textarea-vertical-align="middle" draw:auto-grow-height="false" fo:min-height="1.46cm" fo:min-width="2.762cm" fo:padding-top="0.125cm" fo:padding-bottom="0.125cm" fo:padding-left="0.25cm" fo:padding-right="0.25cm" draw:shadow="hidden" draw:shadow-offset-x="0.199cm" draw:shadow-offset-y="0.199cm" draw:shadow-color="#808080"/>
    </style:style>
    <style:style style:name="gr24" style:family="graphic" style:parent-style-name="standard">
      <style:graphic-properties draw:stroke="solid" svg:stroke-width="0cm" svg:stroke-color="#000000" draw:marker-start-width="0.199cm" draw:marker-start-center="false" draw:marker-end-width="0.199cm" draw:marker-end-center="false" draw:fill="solid" draw:fill-color="#00ccff" draw:textarea-horizontal-align="justify" draw:textarea-vertical-align="middle" draw:auto-grow-height="false" fo:min-height="1.259cm" fo:min-width="1.807cm" fo:padding-top="0.125cm" fo:padding-bottom="0.125cm" fo:padding-left="0.25cm" fo:padding-right="0.25cm" draw:shadow="hidden" draw:shadow-offset-x="0.199cm" draw:shadow-offset-y="0.199cm" draw:shadow-color="#808080"/>
    </style:style>
    <style:style style:name="gr25" style:family="graphic" style:parent-style-name="standard">
      <style:graphic-properties draw:stroke="solid" svg:stroke-width="0cm" svg:stroke-color="#000000" draw:marker-start-width="0.199cm" draw:marker-start-center="false" draw:marker-end-width="0.199cm" draw:marker-end-center="false" draw:fill="solid" draw:fill-color="#00ccff" draw:textarea-horizontal-align="justify" draw:textarea-vertical-align="middle" draw:auto-grow-height="false" fo:min-height="0.786cm" fo:min-width="1.888cm" fo:padding-top="0.125cm" fo:padding-bottom="0.125cm" fo:padding-left="0.25cm" fo:padding-right="0.25cm" draw:shadow="hidden" draw:shadow-offset-x="0.199cm" draw:shadow-offset-y="0.199cm" draw:shadow-color="#808080"/>
    </style:style>
    <style:style style:name="gr26" style:family="graphic" style:parent-style-name="standard">
      <style:graphic-properties draw:stroke="solid" svg:stroke-width="0cm" svg:stroke-color="#000000" draw:marker-start-width="0.199cm" draw:marker-start-center="false" draw:marker-end-width="0.199cm" draw:marker-end-center="false" draw:fill="none" draw:fill-color="#00cc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27" style:family="graphic" style:parent-style-name="standard">
      <style:graphic-properties draw:stroke="solid" svg:stroke-width="0cm" svg:stroke-color="#000000" draw:marker-start-width="0.199cm" draw:marker-start-center="false" draw:marker-end-width="0.199cm" draw:marker-end-center="false" draw:fill="solid" draw:fill-color="#ff99ff" draw:textarea-horizontal-align="justify" draw:textarea-vertical-align="middle" draw:auto-grow-height="false" fo:min-height="0.664cm" fo:min-width="0.79cm" fo:padding-top="0.125cm" fo:padding-bottom="0.125cm" fo:padding-left="0.25cm" fo:padding-right="0.25cm" draw:shadow="hidden" draw:shadow-offset-x="0.199cm" draw:shadow-offset-y="0.199cm" draw:shadow-color="#808080"/>
    </style:style>
    <style:style style:name="gr28" style:family="graphic" style:parent-style-name="standard">
      <style:graphic-properties draw:stroke="solid" svg:stroke-width="0cm" svg:stroke-color="#000000" draw:marker-start-width="0.199cm" draw:marker-start-center="false" draw:marker-end-width="0.199cm" draw:marker-end-center="false" draw:fill="solid" draw:fill-color="#ff99ff" draw:textarea-horizontal-align="justify" draw:textarea-vertical-align="middle" draw:auto-grow-height="false" fo:min-height="0.664cm" fo:min-width="1.9cm" fo:padding-top="0.125cm" fo:padding-bottom="0.125cm" fo:padding-left="0.25cm" fo:padding-right="0.25cm" draw:shadow="hidden" draw:shadow-offset-x="0.199cm" draw:shadow-offset-y="0.199cm" draw:shadow-color="#808080"/>
    </style:style>
    <style:style style:name="gr29" style:family="graphic" style:parent-style-name="standard">
      <style:graphic-properties draw:stroke="solid" svg:stroke-width="0cm" svg:stroke-color="#3465a4" draw:marker-start-width="0.199cm" draw:marker-start-center="false" draw:marker-end-width="0.199cm" draw:marker-end-center="false" draw:fill="solid" draw:fill-color="#ff99ff" draw:textarea-horizontal-align="justify" draw:textarea-vertical-align="middle" draw:auto-grow-height="false" fo:min-height="0.174cm" fo:min-width="0.653cm" fo:padding-top="0.125cm" fo:padding-bottom="0.125cm" fo:padding-left="0.25cm" fo:padding-right="0.25cm" draw:shadow="hidden" draw:shadow-offset-x="0.199cm" draw:shadow-offset-y="0.199cm" draw:shadow-color="#808080"/>
    </style:style>
    <style:style style:name="gr30" style:family="graphic" style:parent-style-name="standard">
      <style:graphic-properties draw:stroke="solid" svg:stroke-width="0.053cm" svg:stroke-color="#000000" draw:marker-start-width="0.278cm" draw:marker-start-center="false" draw:marker-end="Arrow" draw:marker-end-width="0.278cm" draw:marker-end-center="false" draw:fill="none" draw:fill-color="#729fcf" draw:textarea-horizontal-align="justify" draw:textarea-vertical-align="middle" fo:padding-top="0.151cm" fo:padding-bottom="0.151cm" fo:padding-left="0.276cm" fo:padding-right="0.276cm" draw:shadow="hidden" draw:shadow-offset-x="0.199cm" draw:shadow-offset-y="0.199cm" draw:shadow-color="#808080"/>
    </style:style>
    <style:style style:name="gr31" style:family="graphic" style:parent-style-name="standard">
      <style:graphic-properties draw:stroke="solid" svg:stroke-width="0cm" svg:stroke-color="#000000" draw:marker-start-width="0.199cm" draw:marker-start-center="false" draw:marker-end-width="0.199cm" draw:marker-end-center="false" draw:fill="solid" draw:fill-color="#00ccff" draw:textarea-horizontal-align="justify" draw:textarea-vertical-align="middle" draw:auto-grow-height="false" fo:min-height="1.46cm" fo:min-width="2.764cm" fo:padding-top="0.125cm" fo:padding-bottom="0.125cm" fo:padding-left="0.25cm" fo:padding-right="0.25cm" draw:shadow="hidden" draw:shadow-offset-x="0.199cm" draw:shadow-offset-y="0.199cm" draw:shadow-color="#808080"/>
    </style:style>
    <style:style style:name="gr32" style:family="graphic" style:parent-style-name="standard">
      <style:graphic-properties draw:stroke="solid" svg:stroke-width="0cm" svg:stroke-color="#000000" draw:marker-start-width="0.199cm" draw:marker-start-center="false" draw:marker-end-width="0.199cm" draw:marker-end-center="false" draw:fill="solid" draw:fill-color="#00ccff" draw:textarea-horizontal-align="justify" draw:textarea-vertical-align="middle" draw:auto-grow-height="false" fo:min-height="1.259cm" fo:min-width="1.593cm" fo:padding-top="0.125cm" fo:padding-bottom="0.125cm" fo:padding-left="0.25cm" fo:padding-right="0.25cm" draw:shadow="hidden" draw:shadow-offset-x="0.199cm" draw:shadow-offset-y="0.199cm" draw:shadow-color="#808080"/>
    </style:style>
    <style:style style:name="gr33" style:family="graphic" style:parent-style-name="standard">
      <style:graphic-properties draw:stroke="solid" svg:stroke-width="0cm" svg:stroke-color="#000000" draw:marker-start-width="0.199cm" draw:marker-start-center="false" draw:marker-end-width="0.199cm" draw:marker-end-center="false" draw:fill="solid" draw:fill-color="#00ccff" draw:textarea-horizontal-align="justify" draw:textarea-vertical-align="middle" draw:auto-grow-height="false" fo:min-height="0.786cm" fo:min-width="1.674cm" fo:padding-top="0.125cm" fo:padding-bottom="0.125cm" fo:padding-left="0.25cm" fo:padding-right="0.25cm" draw:shadow="hidden" draw:shadow-offset-x="0.199cm" draw:shadow-offset-y="0.199cm" draw:shadow-color="#808080"/>
    </style:style>
    <style:style style:name="gr34" style:family="graphic" style:parent-style-name="standard">
      <style:graphic-properties draw:stroke="solid" svg:stroke-width="0.035cm" svg:stroke-color="#000000" draw:marker-start-width="0.251cm" draw:marker-start-center="false" draw:marker-end-width="0.251cm" draw:marker-end-center="false" draw:fill="none" draw:fill-color="#00ccff" draw:textarea-horizontal-align="justify" draw:textarea-vertical-align="middle" fo:padding-top="0.142cm" fo:padding-bottom="0.142cm" fo:padding-left="0.267cm" fo:padding-right="0.267cm" draw:shadow="hidden" draw:shadow-offset-x="0.199cm" draw:shadow-offset-y="0.199cm" draw:shadow-color="#808080"/>
    </style:style>
    <style:style style:name="gr35" style:family="graphic" style:parent-style-name="standard">
      <style:graphic-properties draw:stroke="solid" svg:stroke-width="0cm" svg:stroke-color="#000000" draw:marker-start-width="0.199cm" draw:marker-start-center="false" draw:marker-end-width="0.199cm" draw:marker-end-center="false" draw:fill="solid" draw:fill-color="#ff99ff" draw:textarea-horizontal-align="justify" draw:textarea-vertical-align="middle" draw:auto-grow-height="false" fo:min-height="0.664cm" fo:min-width="1.5cm" fo:padding-top="0.125cm" fo:padding-bottom="0.125cm" fo:padding-left="0.25cm" fo:padding-right="0.25cm" draw:shadow="hidden" draw:shadow-offset-x="0.199cm" draw:shadow-offset-y="0.199cm" draw:shadow-color="#808080"/>
    </style:style>
    <style:style style:name="gr36" style:family="graphic" style:parent-style-name="standard">
      <style:graphic-properties draw:stroke="solid" svg:stroke-width="0cm" svg:stroke-color="#3465a4" draw:marker-start-width="0.199cm" draw:marker-start-center="false" draw:marker-end-width="0.199cm" draw:marker-end-center="false" draw:fill="solid" draw:fill-color="#ff99ff" draw:textarea-horizontal-align="justify" draw:textarea-vertical-align="middle" draw:auto-grow-height="false" fo:min-height="0.174cm" fo:min-width="0.62cm" fo:padding-top="0.125cm" fo:padding-bottom="0.125cm" fo:padding-left="0.25cm" fo:padding-right="0.25cm" draw:shadow="hidden" draw:shadow-offset-x="0.199cm" draw:shadow-offset-y="0.199cm" draw:shadow-color="#808080"/>
    </style:style>
    <style:style style:name="gr37" style:family="graphic" style:parent-style-name="standard">
      <style:graphic-properties draw:textarea-horizontal-align="justify" draw:textarea-vertical-align="middle" draw:auto-grow-height="false" fo:min-height="0.25cm" fo:min-width="0.301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b2b2b2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solid" draw:fill-color="#00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Hiragino Mincho Pro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00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Hiragino Mincho ProN" style:font-size-asian="14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00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Hiragino Mincho Pro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ff99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Hiragino Mincho Pro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ff99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Hiragino Mincho ProN" style:font-size-asian="12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Hiragino Mincho Pro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Hiragino Mincho ProN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Hiragino Mincho ProN" style:font-size-asian="14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Hiragino Mincho ProN" style:font-size-asian="13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Hiragino Mincho ProN" style:font-size-asian="12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Hiragino Mincho Pro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Hiragino Mincho ProN" style:font-size-asian="12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Hiragino Mincho ProN" style:font-size-asian="10.5pt" style:font-style-asian="normal" style:font-weight-asian="normal" style:font-name-complex="Lucida Sans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4cm" svg:height="1.3cm" svg:x="5.8cm" svg:y="5.2cm">
          <text:p text:style-name="P1">CS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cm" svg:height="1.7cm" svg:x="6.6cm" svg:y="7.8cm">
          <text:p text:style-name="P1"><text:span text:style-name="T1">Protocol</text:span></text:p>
          <text:p text:style-name="P1"><text:span text:style-name="T1">Bindingc</text:span></text:p>
          <text:p text:style-name="P1"><text:span text:style-name="T1">Service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6.8cm" svg:y1="7.2cm" svg:x2="9cm" svg:y2="7.2cm">
          <text:p/>
        </draw:line>
        <draw:custom-shape draw:style-name="gr4" draw:text-style-name="P4" draw:layer="layout" svg:width="11.8cm" svg:height="1.2cm" svg:x="5.3cm" svg:y="10.7cm">
          <text:p text:style-name="P1">Network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5.5cm" svg:y1="7.7cm" svg:x2="5.5cm" svg:y2="9.4cm">
          <text:p/>
        </draw:line>
        <draw:custom-shape draw:style-name="gr2" draw:text-style-name="P2" draw:layer="layout" svg:width="2.7cm" svg:height="1.7cm" svg:x="1.7cm" svg:y="7.7cm">
          <text:p text:style-name="P1"><text:span text:style-name="T2">Mapper</text:span></text:p>
          <text:p text:style-name="P1"><text:span text:style-name="T2">Service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4.4cm" svg:y1="8.6cm" svg:x2="6.6cm" svg:y2="8.6cm">
          <text:p/>
        </draw:line>
        <draw:line draw:style-name="gr6" draw:text-style-name="P1" draw:layer="layout" svg:x1="7.9cm" svg:y1="9.6cm" svg:x2="7.9cm" svg:y2="10.7cm">
          <text:p/>
        </draw:line>
        <draw:line draw:style-name="gr6" draw:text-style-name="P1" draw:layer="layout" svg:x1="7.9cm" svg:y1="6.5cm" svg:x2="7.9cm" svg:y2="7.8cm">
          <text:p/>
        </draw:line>
        <draw:custom-shape draw:style-name="gr2" draw:text-style-name="P2" draw:layer="layout" svg:width="2.7cm" svg:height="1.7cm" svg:x="12.2cm" svg:y="7.8cm">
          <text:p text:style-name="P1"><text:span text:style-name="T1">Protocol</text:span></text:p>
          <text:p text:style-name="P1"><text:span text:style-name="T1">Binding</text:span></text:p>
          <text:p text:style-name="P1"><text:span text:style-name="T1">Service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3.6cm" svg:y1="9.5cm" svg:x2="13.6cm" svg:y2="10.7cm">
          <text:p/>
        </draw:line>
        <draw:custom-shape draw:style-name="gr7" draw:text-style-name="P2" draw:layer="layout" svg:width="2.8cm" svg:height="1.4cm" svg:x="12.2cm" svg:y="5.2cm">
          <text:p text:style-name="P1"><text:span text:style-name="T3">Client</text:span></text:p>
          <text:p text:style-name="P1"><text:span text:style-name="T3">Library</text:span></text:p>
          <text:p text:style-name="P1"><text:span text:style-name="T3">Service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2.7cm" svg:y1="7.2cm" svg:x2="14.3cm" svg:y2="7.2cm">
          <text:p/>
        </draw:line>
        <draw:line draw:style-name="gr6" draw:text-style-name="P1" draw:layer="layout" svg:x1="13.6cm" svg:y1="6.6cm" svg:x2="13.6cm" svg:y2="7.9cm">
          <text:p/>
        </draw:line>
        <draw:custom-shape draw:style-name="gr1" draw:text-style-name="P2" draw:layer="layout" svg:width="4cm" svg:height="1.3cm" svg:x="11.5cm" svg:y="2.5cm">
          <text:p text:style-name="P1">AE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2.4cm" svg:y1="4.4cm" svg:x2="14.6cm" svg:y2="4.4cm">
          <text:p/>
        </draw:line>
        <draw:line draw:style-name="gr8" draw:text-style-name="P1" draw:layer="layout" svg:x1="13.5cm" svg:y1="3.8cm" svg:x2="13.5cm" svg:y2="5.2cm">
          <text:p/>
        </draw:line>
        <draw:custom-shape draw:style-name="gr7" draw:text-style-name="P2" draw:layer="layout" svg:width="2.8cm" svg:height="1.4cm" svg:x="16.6cm" svg:y="5.2cm">
          <text:p text:style-name="P1"><text:span text:style-name="T3">Client</text:span></text:p>
          <text:p text:style-name="P1"><text:span text:style-name="T3">Library</text:span></text:p>
          <text:p text:style-name="P1"><text:span text:style-name="T3">Factory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5cm" svg:y1="5.9cm" svg:x2="16.6cm" svg:y2="5.9cm">
          <text:p/>
        </draw:line>
        <draw:custom-shape draw:style-name="gr9" draw:text-style-name="P5" draw:layer="layout" svg:width="0.5cm" svg:height="0.5cm" svg:x="9.3cm" svg:y="6cm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" draw:text-style-name="P2" draw:layer="layout" svg:width="4cm" svg:height="1.3cm" svg:x="5.5cm" svg:y="16.7cm">
          <text:p text:style-name="P1">CSE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0.5cm" svg:y1="16.2cm" svg:x2="10.5cm" svg:y2="18.6cm">
          <text:p/>
        </draw:line>
        <draw:line draw:style-name="gr6" draw:text-style-name="P1" draw:layer="layout" svg:x1="9.5cm" svg:y1="17.4cm" svg:x2="11.8cm" svg:y2="17.4cm">
          <text:p/>
        </draw:line>
        <draw:custom-shape draw:style-name="gr7" draw:text-style-name="P2" draw:layer="layout" svg:width="2.8cm" svg:height="1.4cm" svg:x="11.9cm" svg:y="16.7cm">
          <text:p text:style-name="P1"><text:span text:style-name="T3">Client</text:span></text:p>
          <text:p text:style-name="P1"><text:span text:style-name="T3">Library</text:span></text:p>
          <text:p text:style-name="P1"><text:span text:style-name="T3">Servic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1.3cm" svg:x="11.2cm" svg:y="14cm">
          <text:p text:style-name="P1">AE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2.2cm" svg:y1="15.9cm" svg:x2="14.4cm" svg:y2="15.9cm">
          <text:p/>
        </draw:line>
        <draw:line draw:style-name="gr8" draw:text-style-name="P1" draw:layer="layout" svg:x1="13.2cm" svg:y1="15.3cm" svg:x2="13.2cm" svg:y2="16.7cm">
          <text:p/>
        </draw:line>
        <draw:custom-shape draw:style-name="gr7" draw:text-style-name="P2" draw:layer="layout" svg:width="2.8cm" svg:height="1.4cm" svg:x="16.3cm" svg:y="16.7cm">
          <text:p text:style-name="P1"><text:span text:style-name="T3">Client</text:span></text:p>
          <text:p text:style-name="P1"><text:span text:style-name="T3">Library</text:span></text:p>
          <text:p text:style-name="P1"><text:span text:style-name="T3">Factory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4.7cm" svg:y1="17.4cm" svg:x2="16.3cm" svg:y2="17.4cm">
          <text:p/>
        </draw:line>
        <draw:frame draw:style-name="gr10" draw:text-style-name="P6" draw:layer="layout" svg:width="3.537cm" svg:height="0.802cm" svg:x="9.2cm" svg:y="6.8cm">
          <draw:text-box>
            <text:p><text:span text:style-name="T4">S</text:span><text:span text:style-name="T4">e</text:span><text:span text:style-name="T4">r</text:span><text:span text:style-name="T4">v</text:span><text:span text:style-name="T4">i</text:span><text:span text:style-name="T4">c</text:span><text:span text:style-name="T4">e</text:span><text:span text:style-name="T4"> </text:span><text:span text:style-name="T4">L</text:span><text:span text:style-name="T4">a</text:span><text:span text:style-name="T4">y</text:span><text:span text:style-name="T4">e</text:span><text:span text:style-name="T4">r</text:span></text:p>
          </draw:text-box>
        </draw:frame>
        <draw:frame draw:style-name="gr11" draw:text-style-name="P7" draw:layer="layout" svg:width="2.178cm" svg:height="0.806cm" svg:x="4.408cm" svg:y="9.686cm">
          <draw:text-box>
            <text:p><text:span text:style-name="T4">Mapper</text:span></text:p>
          </draw:text-box>
        </draw:frame>
        <draw:frame draw:style-name="gr10" draw:text-style-name="P6" draw:layer="layout" svg:width="3.537cm" svg:height="0.802cm" svg:x="6.5cm" svg:y="14.598cm">
          <draw:text-box>
            <text:p><text:span text:style-name="T4">Service Layer</text:span></text:p>
          </draw:text-box>
        </draw:frame>
        <draw:line draw:style-name="gr12" draw:text-style-name="P3" draw:layer="layout" svg:x1="9.6cm" svg:y1="15.3cm" svg:x2="10.5cm" svg:y2="16.2cm">
          <text:p/>
        </draw:line>
        <draw:frame draw:style-name="gr13" draw:text-style-name="P7" draw:layer="layout" svg:width="2.8cm" svg:height="0.806cm" svg:x="15.3cm" svg:y="6.8cm">
          <draw:text-box>
            <text:p><text:span text:style-name="T4">create</text:span></text:p>
          </draw:text-box>
        </draw:frame>
        <draw:frame draw:style-name="gr14" draw:text-style-name="P7" draw:layer="layout" svg:width="3.283cm" svg:height="0.806cm" svg:x="15cm" svg:y="4.094cm">
          <draw:text-box>
            <text:p><text:span text:style-name="T4">ClientLibr</text:span><text:span text:style-name="T4">ary</text:span></text:p>
          </draw:text-box>
        </draw:frame>
        <draw:frame draw:style-name="gr14" draw:text-style-name="P7" draw:layer="layout" svg:width="3.283cm" svg:height="0.806cm" svg:x="14.521cm" svg:y="15.5cm">
          <draw:text-box>
            <text:p><text:span text:style-name="T4">ClientLibrary</text:span></text:p>
          </draw:text-box>
        </draw:frame>
        <draw:custom-shape draw:style-name="gr9" draw:text-style-name="P5" draw:layer="layout" svg:width="0.5cm" svg:height="0.5cm" svg:x="14.5cm" svg:y="6.101cm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5" draw:layer="layout" svg:width="0.5cm" svg:height="0.5cm" svg:x="18.9cm" svg:y="6.102cm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5" draw:layer="layout" svg:width="0.5cm" svg:height="0.598cm" svg:x="14.4cm" svg:y="8.902cm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5" draw:layer="layout" svg:width="0.5cm" svg:height="0.5cm" svg:x="8.8cm" svg:y="9.001cm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5" draw:layer="layout" svg:width="0.5cm" svg:height="0.5cm" svg:x="3.9cm" svg:y="8.902cm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5" draw:layer="layout" svg:width="0.5cm" svg:height="0.5cm" svg:x="9cm" svg:y="17.5cm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5" draw:layer="layout" svg:width="0.5cm" svg:height="0.5cm" svg:x="18.6cm" svg:y="17.6cm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5" draw:layer="layout" svg:width="0.5cm" svg:height="0.5cm" svg:x="14.2cm" svg:y="17.6cm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</draw:page>
      <draw:page draw:name="page2" draw:style-name="dp1" draw:master-page-name="標準">
        <draw:g>
          <draw:custom-shape draw:style-name="gr16" draw:text-style-name="P2" draw:layer="layout" svg:width="3.7cm" svg:height="1.9cm" svg:x="7.1cm" svg:y="4.7cm">
            <text:p text:style-name="P1"><text:span text:style-name="T1">&lt;interface&gt;</text:span></text:p>
            <text:p text:style-name="P1"><text:span text:style-name="T1">ServiceLayer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0.5cm" svg:height="0.5cm" svg:x="10.3cm" svg:y="6.1cm">
            <text:p/>
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6" draw:text-style-name="P2" draw:layer="layout" svg:width="3.7cm" svg:height="1.9cm" svg:x="2.8cm" svg:y="8.3cm">
            <text:p text:style-name="P1"><text:span text:style-name="T1">&lt;interface&gt;</text:span></text:p>
            <text:p text:style-name="P1"><text:span text:style-name="T1">ProtocolBinding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0.5cm" svg:height="0.5cm" svg:x="6cm" svg:y="9.7cm">
            <text:p/>
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6" draw:text-style-name="P2" draw:layer="layout" svg:width="3.7cm" svg:height="1.9cm" svg:x="7.2cm" svg:y="8.3cm">
            <text:p text:style-name="P1"><text:span text:style-name="T1">&lt;interface&gt;</text:span></text:p>
            <text:p text:style-name="P1"><text:span text:style-name="T1">Cs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0.5cm" svg:height="0.5cm" svg:x="10.4cm" svg:y="9.7cm">
            <text:p/>
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6" draw:text-style-name="P2" draw:layer="layout" svg:width="3.7cm" svg:height="1.9cm" svg:x="11.8cm" svg:y="8.3cm">
            <text:p text:style-name="P1"><text:span text:style-name="T1">&lt;interface&gt;</text:span></text:p>
            <text:p text:style-name="P1"><text:span text:style-name="T1">A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0.5cm" svg:height="0.5cm" svg:x="15cm" svg:y="9.7cm">
            <text:p/>
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line draw:style-name="gr17" draw:text-style-name="P3" draw:layer="layout" svg:x1="4.5cm" svg:y1="8.3cm" svg:x2="9cm" svg:y2="6.6cm">
            <text:p/>
          </draw:line>
          <draw:line draw:style-name="gr17" draw:text-style-name="P3" draw:layer="layout" svg:x1="9cm" svg:y1="8.3cm" svg:x2="9cm" svg:y2="6.7cm">
            <text:p/>
          </draw:line>
          <draw:line draw:style-name="gr17" draw:text-style-name="P3" draw:layer="layout" svg:x1="13.7cm" svg:y1="8.3cm" svg:x2="9.1cm" svg:y2="6.7cm">
            <text:p/>
          </draw:line>
          <draw:line draw:style-name="gr17" draw:text-style-name="P3" draw:layer="layout" svg:x1="4.4cm" svg:y1="11.8cm" svg:x2="4.4cm" svg:y2="10.2cm">
            <text:p/>
          </draw:line>
          <draw:custom-shape draw:style-name="gr16" draw:text-style-name="P2" draw:layer="layout" svg:width="3.7cm" svg:height="1.9cm" svg:x="2.6cm" svg:y="11.8cm">
            <text:p text:style-name="P1"><text:span text:style-name="T1">&lt;class&gt;</text:span></text:p>
            <text:p text:style-name="P1"><text:span text:style-name="T1">ProtocolBinding</text:span></text:p>
            <text:p text:style-name="P1"><text:span text:style-name="T1">Service</text:span></text:p>
            <draw:enhanced-geometry svg:viewBox="0 0 21600 21600" draw:type="rectangle" draw:enhanced-path="M 0 0 L 21600 0 21600 21600 0 21600 0 0 Z N"/>
          </draw:custom-shape>
          <draw:line draw:style-name="gr17" draw:text-style-name="P3" draw:layer="layout" svg:x1="8.9cm" svg:y1="11.9cm" svg:x2="8.9cm" svg:y2="10.3cm">
            <text:p/>
          </draw:line>
          <draw:custom-shape draw:style-name="gr16" draw:text-style-name="P2" draw:layer="layout" svg:width="3.7cm" svg:height="1.9cm" svg:x="7.1cm" svg:y="11.9cm">
            <text:p text:style-name="P1"><text:span text:style-name="T1">&lt;class&gt;</text:span></text:p>
            <text:p text:style-name="P1"><text:span text:style-name="T1">Cse Service</text:span></text:p>
            <draw:enhanced-geometry svg:viewBox="0 0 21600 21600" draw:type="rectangle" draw:enhanced-path="M 0 0 L 21600 0 21600 21600 0 21600 0 0 Z N"/>
          </draw:custom-shape>
          <draw:line draw:style-name="gr17" draw:text-style-name="P3" draw:layer="layout" svg:x1="13.6cm" svg:y1="11.8cm" svg:x2="13.6cm" svg:y2="10.2cm">
            <text:p/>
          </draw:line>
          <draw:custom-shape draw:style-name="gr16" draw:text-style-name="P2" draw:layer="layout" svg:width="3.7cm" svg:height="1.9cm" svg:x="11.8cm" svg:y="11.8cm">
            <text:p text:style-name="P1"><text:span text:style-name="T1">&lt;class&gt;</text:span></text:p>
            <text:p text:style-name="P1"><text:span text:style-name="T1">Ae Service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5" draw:layer="layout" svg:width="1cm" svg:height="0.5cm" svg:x="3.9cm" svg:y="10.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8" draw:text-style-name="P5" draw:layer="layout" svg:width="1cm" svg:height="0.5cm" svg:x="8.4cm" svg:y="10.2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8" draw:text-style-name="P5" draw:layer="layout" svg:width="1cm" svg:height="0.3cm" svg:x="13cm" svg:y="10.3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9" draw:text-style-name="P2" draw:layer="layout" svg:width="0.499cm" svg:height="0.8cm" draw:transform="rotate (-1.16186568305263) translate (8.689cm 6.382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0" draw:text-style-name="P2" draw:layer="layout" svg:width="0.499cm" svg:height="0.499cm" svg:x="8.7cm" svg:y="6.6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0" draw:text-style-name="P2" draw:layer="layout" svg:width="0.499cm" svg:height="0.728cm" draw:transform="rotate (0.953473370364502) translate (9cm 6.80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</draw:page>
      <draw:page draw:name="page3" draw:style-name="dp1" draw:master-page-name="標準">
        <draw:g>
          <draw:custom-shape draw:style-name="gr21" draw:text-style-name="P2" draw:layer="layout" svg:width="3.7cm" svg:height="1.9cm" svg:x="7.347cm" svg:y="5.039cm">
            <text:p text:style-name="P1"><text:span text:style-name="T1">&lt;class&gt;</text:span></text:p>
            <text:p text:style-name="P1"><text:span text:style-name="T1">OneM2MDTO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" draw:layer="layout" svg:width="3.7cm" svg:height="1.9cm" svg:x="2.8cm" svg:y="8.3cm">
            <text:p text:style-name="P1"><text:span text:style-name="T1">&lt;class&gt;</text:span></text:p>
            <text:p text:style-name="P1"><text:span text:style-name="T1">RequestDTO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" draw:layer="layout" svg:width="3.7cm" svg:height="1.9cm" svg:x="7.2cm" svg:y="8.3cm">
            <text:p text:style-name="P1"><text:span text:style-name="T1">&lt;class&gt;</text:span></text:p>
            <text:p text:style-name="P1"><text:span text:style-name="T1">ResponseDTO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" draw:layer="layout" svg:width="3.7cm" svg:height="1.9cm" svg:x="11.8cm" svg:y="8.3cm">
            <text:p text:style-name="P1"><text:span text:style-name="T1">&lt;class&gt;</text:span></text:p>
            <text:p text:style-name="P1"><text:span text:style-name="T1">ResourceDTO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" draw:layer="layout" svg:width="3.7cm" svg:height="1.9cm" svg:x="7.1cm" svg:y="1.9cm">
            <text:p text:style-name="P1"><text:span text:style-name="T1">&lt;class&gt;</text:span></text:p>
            <text:p text:style-name="P1"><text:span text:style-name="T1">org.osgi.dtto.DTO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" draw:layer="layout" svg:width="3.7cm" svg:height="1.9cm" svg:x="16.1cm" svg:y="8.3cm">
            <text:p text:style-name="P1"><text:span text:style-name="T1">&lt;class&gt;</text:span></text:p>
            <text:p text:style-name="P1"><text:span text:style-name="T1">AttributeDTO</text:span></text:p>
            <draw:enhanced-geometry svg:viewBox="0 0 21600 21600" draw:type="rectangle" draw:enhanced-path="M 0 0 L 21600 0 21600 21600 0 21600 0 0 Z N"/>
          </draw:custom-shape>
          <draw:line draw:style-name="gr22" draw:text-style-name="P3" draw:layer="layout" svg:x1="9.1cm" svg:y1="5cm" svg:x2="9.1cm" svg:y2="3.8cm">
            <text:p text:style-name="P1"/>
          </draw:line>
          <draw:line draw:style-name="gr22" draw:text-style-name="P3" draw:layer="layout" svg:x1="8.5cm" svg:y1="8.3cm" svg:x2="9cm" svg:y2="7cm">
            <text:p/>
          </draw:line>
          <draw:line draw:style-name="gr22" draw:text-style-name="P3" draw:layer="layout" svg:x1="4.7cm" svg:y1="8.253cm" svg:x2="9cm" svg:y2="6.953cm">
            <text:p/>
          </draw:line>
          <draw:line draw:style-name="gr22" draw:text-style-name="P3" draw:layer="layout" svg:x1="13.7cm" svg:y1="8.3cm" svg:x2="9.027cm" svg:y2="7.001cm">
            <text:p/>
          </draw:line>
          <draw:line draw:style-name="gr22" draw:text-style-name="P3" draw:layer="layout" svg:x1="18cm" svg:y1="8.3cm" svg:x2="9.028cm" svg:y2="6.949cm">
            <text:p/>
          </draw:line>
        </draw:g>
      </draw:page>
      <draw:page draw:name="page4" draw:style-name="dp1" draw:master-page-name="標準">
        <draw:g>
          <draw:custom-shape draw:style-name="gr23" draw:text-style-name="P9" draw:layer="layout" svg:width="3.262cm" svg:height="1.71cm" svg:x="6.722cm" svg:y="4.9cm">
            <text:p text:style-name="P8"><text:span text:style-name="T5">IN-CSE <text:s text:c="2"/>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10" draw:layer="layout" svg:width="2.307cm" svg:height="1.509cm" svg:x="7.193cm" svg:y="8.293cm">
            <text:p text:style-name="P8"><text:span text:style-name="T6"/></text:p>
            <text:p text:style-name="P8"><text:span text:style-name="T6"/></text:p>
            <text:p text:style-name="P8"><text:span text:style-name="T7">MN-CSE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0" draw:layer="layout" svg:width="2.388cm" svg:height="1.036cm" svg:x="7.112cm" svg:y="10.793cm">
            <text:p text:style-name="P8"><text:span text:style-name="T8">ASN-CSE</text:span></text:p>
            <draw:enhanced-geometry svg:viewBox="0 0 21600 21600" draw:type="rectangle" draw:enhanced-path="M 0 0 L 21600 0 21600 21600 0 21600 0 0 Z N"/>
          </draw:custom-shape>
          <draw:line draw:style-name="gr26" draw:text-style-name="P11" draw:layer="layout" svg:x1="8.039cm" svg:y1="8.294cm" svg:x2="8.065cm" svg:y2="6.6cm">
            <text:p/>
          </draw:line>
          <draw:line draw:style-name="gr26" draw:text-style-name="P11" draw:layer="layout" svg:x1="8.099cm" svg:y1="9.801cm" svg:x2="8.099cm" svg:y2="10.832cm">
            <text:p/>
          </draw:line>
          <draw:custom-shape draw:style-name="gr27" draw:text-style-name="P12" draw:layer="layout" svg:width="1.29cm" svg:height="0.914cm" svg:x="5.5cm" svg:y="8.293cm">
            <text:p text:style-name="P8"><text:span text:style-name="T9">AE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12" draw:layer="layout" svg:width="2.4cm" svg:height="0.914cm" svg:x="7.1cm" svg:y="12.502cm">
            <text:p text:style-name="P8"><text:span text:style-name="T9">AE</text:span></text:p>
            <draw:enhanced-geometry svg:viewBox="0 0 21600 21600" draw:type="rectangle" draw:enhanced-path="M 0 0 L 21600 0 21600 21600 0 21600 0 0 Z N"/>
          </draw:custom-shape>
          <draw:line draw:style-name="gr26" draw:text-style-name="P11" draw:layer="layout" svg:x1="7.999cm" svg:y1="12.5cm" svg:x2="7.999cm" svg:y2="11.8cm">
            <text:p/>
          </draw:line>
          <draw:line draw:style-name="gr26" draw:text-style-name="P11" draw:layer="layout" svg:x1="6.789cm" svg:y1="8.842cm" svg:x2="7.192cm" svg:y2="8.842cm">
            <text:p/>
          </draw:line>
          <draw:custom-shape draw:style-name="gr29" draw:text-style-name="P13" draw:layer="layout" svg:width="1.629cm" svg:height="0.6cm" svg:x="7.271cm" svg:y="14.1cm">
            <text:p text:style-name="P8"><text:span text:style-name="T10">Senso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11" draw:layer="layout" svg:x1="8.066cm" svg:y1="14.1cm" svg:x2="8.066cm" svg:y2="13.4cm">
            <text:p/>
          </draw:line>
          <draw:path draw:style-name="gr30" draw:text-style-name="P14" draw:layer="layout" svg:width="0.802cm" svg:height="5.428cm" svg:x="8.321cm" svg:y="8.953cm" svg:viewBox="0 0 803 5429" svg:d="M0 5429c181-10 370-175 425-452 70-353-367-672-221-1024 231-551 453-891 552-1429 94-513 23-1277-16-1572-61-305-163-861-457-952">
            <text:p/>
          </draw:path>
          <draw:path draw:style-name="gr30" draw:text-style-name="P14" draw:layer="layout" svg:width="2.774cm" svg:height="3.182cm" draw:transform="rotate (-3.14159265358979) translate (9.256cm 9.28286248488556cm)" svg:viewBox="0 0 2775 3183" svg:d="M1261 412c368-184 763-538 1138-366 259 119 446 650 350 1119-106 523-893 1318-1493 1618-400 300-1256 400-1256 400">
            <text:p/>
          </draw:path>
          <draw:custom-shape draw:style-name="gr31" draw:text-style-name="P9" draw:layer="layout" svg:width="3.264cm" svg:height="1.71cm" svg:x="11.236cm" svg:y="4.9cm">
            <text:p text:style-name="P8"><text:span text:style-name="T5">IN-CSE <text:s text:c="2"/>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10" draw:layer="layout" svg:width="2.093cm" svg:height="1.509cm" svg:x="11.707cm" svg:y="8.293cm">
            <text:p text:style-name="P8"><text:span text:style-name="T6"/></text:p>
            <text:p text:style-name="P8"><text:span text:style-name="T6"/></text:p>
            <text:p text:style-name="P8"><text:span text:style-name="T7">MN-CSE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10" draw:layer="layout" svg:width="2.174cm" svg:height="1.036cm" svg:x="11.626cm" svg:y="10.793cm">
            <text:p text:style-name="P8"><text:span text:style-name="T11">ASN-CSE</text:span></text:p>
            <draw:enhanced-geometry svg:viewBox="0 0 21600 21600" draw:type="rectangle" draw:enhanced-path="M 0 0 L 21600 0 21600 21600 0 21600 0 0 Z N"/>
          </draw:custom-shape>
          <draw:line draw:style-name="gr34" draw:text-style-name="P11" draw:layer="layout" svg:x1="12.557cm" svg:y1="8.294cm" svg:x2="12.583cm" svg:y2="6.6cm">
            <text:p/>
          </draw:line>
          <draw:line draw:style-name="gr26" draw:text-style-name="P11" draw:layer="layout" svg:x1="12.514cm" svg:y1="9.701cm" svg:x2="12.514cm" svg:y2="10.732cm">
            <text:p/>
          </draw:line>
          <draw:custom-shape draw:style-name="gr35" draw:text-style-name="P12" draw:layer="layout" svg:width="2cm" svg:height="0.914cm" svg:x="11.8cm" svg:y="12.502cm">
            <text:p text:style-name="P8"><text:span text:style-name="T9">AE</text:span></text:p>
            <draw:enhanced-geometry svg:viewBox="0 0 21600 21600" draw:type="rectangle" draw:enhanced-path="M 0 0 L 21600 0 21600 21600 0 21600 0 0 Z N"/>
          </draw:custom-shape>
          <draw:line draw:style-name="gr26" draw:text-style-name="P11" draw:layer="layout" svg:x1="12.514cm" svg:y1="12.5cm" svg:x2="12.514cm" svg:y2="11.8cm">
            <text:p/>
          </draw:line>
          <draw:custom-shape draw:style-name="gr36" draw:text-style-name="P13" draw:layer="layout" svg:width="1.584cm" svg:height="0.6cm" svg:x="12.116cm" svg:y="14.1cm">
            <text:p text:style-name="P8"><text:span text:style-name="T10">Senso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11" draw:layer="layout" svg:x1="12.58cm" svg:y1="14.1cm" svg:x2="12.58cm" svg:y2="13.4cm">
            <text:p/>
          </draw:line>
          <draw:path draw:style-name="gr30" draw:text-style-name="P14" draw:layer="layout" svg:width="2.177cm" svg:height="8.594cm" draw:transform="rotate (-3.14159265358979) translate (13.824cm 14.2753127906214cm)" svg:viewBox="0 0 2178 8595" svg:d="M1681 33c170-96 393 21 450 280 45 208 73 450 13 660-78 274-290 217-437 321-168 119-208 401-251 640-37 206-1 427-13 640-13 213-2 428 0 640 2 227 4 453 13 680 10 236 64 452 92 680 30 239 83 477 80 720-3 269 296 1081 93 2161-32 207-524 673-675 740-138 61-1046 400-1046 400">
            <text:p/>
          </draw:path>
          <draw:custom-shape draw:style-name="gr37" draw:text-style-name="P1" draw:layer="layout" svg:width="0.8cm" svg:height="0.8cm" svg:x="7.8cm" svg:y="8.47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7" draw:text-style-name="P1" draw:layer="layout" svg:width="0.8cm" svg:height="0.8cm" svg:x="13.7cm" svg:y="5.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7" draw:text-style-name="P1" draw:layer="layout" svg:width="0.8cm" svg:height="0.8cm" svg:x="9.2cm" svg:y="5.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iragino Mincho ProN" svg:font-family="'Hiragino Mincho ProN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塗りつぶしなし線なしオブジェクト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4T15:38:39.962000000</meta:creation-date>
    <dc:date>2017-09-21T13:51:21.528329000</dc:date>
    <meta:editing-duration>PT7H48M40S</meta:editing-duration>
    <meta:editing-cycles>10</meta:editing-cycles>
    <meta:generator>LibreOffice/5.4.1.2$MacOSX_X86_64 LibreOffice_project/ea7cb86e6eeb2bf3a5af73a8f7777ac570321527</meta:generator>
    <meta:document-statistic meta:object-count="107"/>
  </office:meta>
</office:document-meta>
</file>